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co23" style:family="table-column">
      <style:table-column-properties fo:break-before="auto" style:column-width="14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5]+10" office:value-type="float" office:value="70">
            <text:p>7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6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7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LANG</text:p>
          </table:table-cell>
          <table:table-cell table:style-name="ce18"/>
          <table:table-cell table:style-name="ce18" office:value-type="string">
            <text:p>Traduc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4]+10" office:value-type="float" office:value="160">
            <text:p>16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table:formula="oooc:=[.B25]" office:value-type="string" office:string-value="THC_FR_LANG">
            <text:p>THC_FR_LANG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5]+10" office:value-type="float" office:value="170">
            <text:p>17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6]+10" office:value-type="float" office:value="180">
            <text:p>18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7]+10" office:value-type="float" office:value="190">
            <text:p>19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8]+10" office:value-type="float" office:value="200">
            <text:p>20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9]+10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30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1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1]+10" office:value-type="float" office:value="230">
            <text:p>23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1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2]+10" office:value-type="float" office:value="240">
            <text:p>24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3]+10" office:value-type="float" office:value="250">
            <text:p>25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30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4]+10" office:value-type="float" office:value="260">
            <text:p>2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5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5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5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6]+10" office:value-type="float" office:value="280">
            <text:p>28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5" table:default-cell-style-name="ce3"/>
        <table:table-column table:style-name="co23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4">14/08/2008</text:date>, <text:time>10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8-14T10:48:25</dc:date>
    <meta:editing-cycles>87</meta:editing-cycles>
    <meta:editing-duration>P4DT7H37M10S</meta:editing-duration>
    <meta:user-defined meta:name="Info 1"/>
    <meta:user-defined meta:name="Info 2"/>
    <meta:user-defined meta:name="Info 3"/>
    <meta:user-defined meta:name="Info 4"/>
    <meta:document-statistic meta:table-count="3" meta:cell-count="452"/>
  </office:meta>
</office:document-meta>
</file>